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0901d" officeooo:paragraph-rsid="0000e799"/>
    </style:style>
    <style:style style:name="P2" style:family="paragraph" style:parent-style-name="Footer">
      <style:text-properties officeooo:rsid="0000901d" officeooo:paragraph-rsid="0000e7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901d" officeooo:paragraph-rsid="0000e799"/>
    </style:style>
    <style:style style:name="MP2" style:family="paragraph" style:parent-style-name="Footer">
      <style:text-properties officeooo:rsid="0000901d" officeooo:paragraph-rsid="0000e79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ASJ<text:tab/><text:tab/>3. Semester exam 2019</text:p>
      </style:header>
      <style:footer>
        <text:p text:style-name="MP2">Sebastian Petersen<text:tab/><text:tab/>Side <text:page-number text:select-page="current">1</text:page-number><text:s/>a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4:16:53.159706733</meta:creation-date>
    <dc:date>2019-01-06T14:19:09.099181932</dc:date>
    <meta:editing-duration>PT2M16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2" meta:word-count="11" meta:character-count="58" meta:non-whitespace-character-count="47"/>
  </office:meta>
</office:document-meta>
</file>